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5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1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2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10 Pitch" fo:font-size="10pt" style:font-size-asian="8.75pt" style:font-size-complex="10pt"/>
    </style:style>
    <style:style style:name="T19" style:family="text">
      <style:text-properties style:font-name="AlMateen"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size-asian="10.5pt" style:font-weight-asian="normal" style:font-weight-complex="normal"/>
    </style:style>
    <style:style style:name="T22" style:family="text">
      <style:text-properties style:font-name="Courier 10 Pitch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7">Linguagem de programação C++.</text:p>
            </text:list-item>
            <text:list-item>
              <text:p text:style-name="P28">CORBA</text:p>
            </text:list-item>
            <text:list-item>
              <text:p text:style-name="P27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4">1. Preparando o ambiente</text:p>
          <text:p text:style-name="P34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6"><text:span text:style-name="T4">Adicionar o plugin(</text:span><text:span text:style-name="Source_20_Text"><text:span text:style-name="T8">portable_interceptor</text:span></text:span><text:span text:style-name="Source_20_Text"><text:span text:style-name="T4">)</text:span></text:span><text:span text:style-name="T4"> responsável pela interceptação na lista </text:span><text:span text:style-name="T8">orb_plugins</text:span><text:span text:style-name="T4">.</text:span></text:p>
              <text:p text:style-name="P30">Ex.:</text:p>
              <text:p text:style-name="P38">orb_plugins = ["local_log_stream", "iiop_profile", "giop", "iiop", </text:p>
              <text:p text:style-name="P30"><text:span text:style-name="T16">"portable_interceptor"];</text:span> </text:p>
              <text:p text:style-name="P30"/>
            </text:list-item>
            <text:list-item>
              <text:p text:style-name="P30">O nome do interceptador cliente(<text:span text:style-name="T15">AccessControl</text:span>) <text:s/>deve constar na lista <text:span text:style-name="T15">client_binding_list</text:span>.</text:p>
              <text:p text:style-name="P30">Ex.: </text:p>
              <text:p text:style-name="P38">binding:client_binding_list = ["AccessControl+OTS+POA_Coloc", </text:p>
              <text:p text:style-name="P38">"AccessControl+POA_Coloc", "OTS+POA_Coloc", "POA_Coloc", "AccessControl </text:p>
              <text:p text:style-name="P38">+OTS+GIOP+IIOP", "AccessControl+GIOP+IIOP", "OTS+GIOP+IIOP", "GIOP </text:p>
              <text:p text:style-name="P38">+IIOP"];</text:p>
            </text:list-item>
          </text:list>
        </text:list-item>
      </text:list>
      <text:p text:style-name="P14"/>
      <text:list text:style-name="L3">
        <text:list-item text:start-value="1">
          <text:list>
            <text:list-item text:start-value="1">
              <text:p text:style-name="P30">O nome do interceptador servidor(<text:span text:style-name="T15">AccessControl</text:span>) deve constar na lista <text:span text:style-name="T15">server_binding_list</text:span>.</text:p>
              <text:p text:style-name="P30">Ex.: </text:p>
              <text:p text:style-name="P38">binding:server_binding_list = ["OTS+AccessControl", </text:p>
              <text:p text:style-name="P38">"AccessControl", "OTS", ""];</text:p>
            </text:list-item>
          </text:list>
        </text:list-item>
      </text:list>
      <text:p text:style-name="P3"><text:soft-page-break/></text:p>
      <text:list text:style-name="L4">
        <text:list-header>
          <text:p text:style-name="P35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2">Entrar no diretório <text:span text:style-name="T16">$OPENBUS_HOME/demo/hello/orbix63.</text:span></text:p>
        </text:list-item>
        <text:list-item>
          <text:p text:style-name="P42">Editar o arquivo <text:span text:style-name="T16">$OPENBUS_HOME/demo/hello/orbix63/democonfig</text:span> e configurar a localização do barramento.</text:p>
        </text:list-item>
        <text:list-item>
          <text:p text:style-name="P42">Executar o processo servidor: <text:span text:style-name="T16">./runserver</text:span></text:p>
          <text:p text:style-name="P42">A mensagem “<text:span text:style-name="T16">Serviço HELLO registrado no OpenBus...</text:span>” deve ser retornada.</text:p>
        </text:list-item>
        <text:list-item>
          <text:p text:style-name="P42">Executar o processo cliente: <text:span text:style-name="T16">./runclient</text:span></text:p>
          <text:p text:style-name="P42"><text:span text:style-name="T3">Após a execução do cliente, no terminal do processo servidor a seguinte mensagem deve ser retornada:</text:span><text:span text:style-name="T16"> “Servant diz: HELLO!”</text:span></text:p>
        </text:list-item>
      </text:list>
      <text:p text:style-name="P3"/>
      <text:p text:style-name="P3"><text:tab/><text:span text:style-name="T19">2. Desenvolvimento</text:span></text:p>
      <text:p text:style-name="P10"/>
      <text:p text:style-name="P9"><text:tab/>2.1. API</text:p>
      <text:p text:style-name="P3"/>
      <text:p text:style-name="P3"><text:tab/>A <text:span text:style-name="T20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Openbus::init(</text:p>
      <text:p text:style-name="P15"><text:tab/> <text:s/>int argc,</text:p>
      <text:p text:style-name="P15"><text:tab/> <text:s/>char** argv)</text:p>
      <text:p text:style-name="P3"/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é fornecida através dos parâmetros host e port.</text:p>
      <text:p text:style-name="P3"/>
      <text:p text:style-name="P3"><text:tab/><text:span text:style-name="T17">bool</text:span><text:span text:style-name="T18"> </text:span><text:span text:style-name="T17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17">static void Openbus::terminationHandlerCallback(long signalType)</text:span></text:p>
      <text:p text:style-name="P15"/>
      <text:p text:style-name="P6"><text:span text:style-name="T17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5">server.cpp</text:span> do demo <text:span text:style-name="T1">Hello</text:span>.</text:p>
      <text:p text:style-name="P3"><text:tab/></text:p>
      <text:p text:style-name="P3"><text:tab/><text:span text:style-name="T17">CORBA::ORB* Openbus::getORB()</text:span></text:p>
      <text:p text:style-name="P3"><text:tab/></text:p>
      <text:p text:style-name="P3"><text:span text:style-name="T17"><text:tab/></text:span><text:span text:style-name="T21">Retorna o </text:span><text:span text:style-name="T2">ORB</text:span><text:span text:style-name="T21"> utilizado.</text:span></text:p>
      <text:p text:style-name="P3"/>
      <text:p text:style-name="P3"><text:tab/><text:span text:style-name="T17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><text:tab/><text:span text:style-name="T17">Credential_var Openbus::getInterceptedCredential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17">services::RegistryService* getRegistryService(); </text:span></text:p>
      <text:p text:style-name="P3"/>
      <text:p text:style-name="P3"><text:tab/>Retorna o serviço de registro.</text:p>
      <text:p text:style-name="P3"><text:soft-page-break/></text:p>
      <text:p text:style-name="P3"><text:tab/><text:span text:style-name="T17">openbusidl::ss::RegistryService* getSessionService()</text:span></text:p>
      <text:p text:style-name="P3"><text:span text:style-name="T17"><text:tab/><text:tab/>throw(NO_CONNECTED, NO_SESSION_SERVICE); </text:span></text:p>
      <text:p text:style-name="P3"/>
      <text:p text:style-name="P3"><text:tab/>Retorna o serviço de sessão.</text:p>
      <text:p text:style-name="P17">Se a tentativa for bem sucedida, uma instância que representa o serviço de sessão é retornada, caso contrário duas exceções podem ser lançadas:</text:p>
      <text:p text:style-name="P17"><text:tab/><text:span text:style-name="T15">NO_CONNECTED</text:span>: Não há uma conexão estabelecida com nenhum <text:tab/>barramento,</text:p>
      <text:p text:style-name="P17"><text:span text:style-name="T15"><text:tab/>NO_SESSION_SERVICE</text:span>: Não é possível obter, a nível de CORBA, o serviço <text:tab/>de sessão no barramento em uso.</text:p>
      <text:p text:style-name="P17"/>
      <text:p text:style-name="P3"><text:tab/><text:span text:style-name="T17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4"><text:span text:style-name="T8"><text:tab/></text:span><text:span text:style-name="T15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7">Realiza uma tentativa de conexão com o barramento. Se a tentativa for bem sucedida, uma instância que representa o serviço de registro é retornada, caso contrário duas exceções podem ser lançadas:</text:p>
      <text:p text:style-name="P17"><text:tab/><text:span text:style-name="T15">LOGIN_FAILURE</text:span>: O par nome de usuário e senha não foram validados.</text:p>
      <text:p text:style-name="P17"><text:tab/><text:span text:style-name="T15">CORBA::SystemException</text:span>: Alguma falha de comunicação com o <text:tab/>barramento ocorreu. Possíveis causas:</text:p>
      <text:p text:style-name="P17"><text:tab/></text:p>
      <text:list text:style-name="L6">
        <text:list-item>
          <text:p text:style-name="P43">Os valores que definem a localização do barramento(<text:span text:style-name="T1">host</text:span> e porta) estão incorretos.</text:p>
        </text:list-item>
        <text:list-item>
          <text:p text:style-name="P43">O mecanismo de interceptação não está sendo ativado. (rever o ítem 1)</text:p>
        </text:list-item>
      </text:list>
      <text:p text:style-name="P24"/>
      <text:p text:style-name="P15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7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7"><text:tab/><text:span text:style-name="T15">LOGIN_FAILURE</text:span>: O par nome de usuário e senha não foram validados.</text:p>
      <text:p text:style-name="P17"><text:span text:style-name="T15"><text:tab/>CORBA::SystemException</text:span>: Alguma falha de comunicação com o <text:tab/>barramento ocorreu. Possíveis causas:</text:p>
      <text:p text:style-name="P17"/>
      <text:p text:style-name="P17"/>
      <text:p text:style-name="P17"><text:soft-page-break/><text:tab/></text:p>
      <text:list text:style-name="L6">
        <text:list-item text:start-value="1">
          <text:p text:style-name="P43">Os valores que definem a localização do barramento(<text:span text:style-name="T1">host</text:span> e porta) estão incorretos.</text:p>
        </text:list-item>
        <text:list-item>
          <text:p text:style-name="P43">O mecanismo de interceptação não está sendo ativado. (rever o ítem 1)</text:p>
        </text:list-item>
      </text:list>
      <text:p text:style-name="P24"/>
      <text:p text:style-name="P24"><text:tab/><text:tab/><text:span text:style-name="T15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44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/>
      <text:p text:style-name="P15"><text:tab/>void Openbus::run()</text:p>
      <text:p text:style-name="P15"/>
      <text:p text:style-name="P16"><text:tab/><text:span text:style-name="T6">Loop</text:span><text:span text:style-name="T9"> que processa requisições remotas. Execução do </text:span><text:span text:style-name="T6">orb-&gt;run()</text:span><text:span text:style-name="T9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3">registryId.</text:span></text:p>
      <text:p text:style-name="P5"/>
      <text:p text:style-name="P19"><text:s text:c="6"/><text:tab/>void services::RegistryService::unregister(char* registryId)</text:p>
      <text:p text:style-name="P19"/>
      <text:p text:style-name="P26"><text:span text:style-name="T4"><text:tab/></text:span><text:span text:style-name="T12">Remove uma oferta de serviço do barramento. Se a remoção ocorrer com sucesso, <text:tab/>o valor </text:span><text:span text:style-name="T7">true</text:span><text:span text:style-name="T12"> é retornado, caso contrário </text:span><text:span text:style-name="T7">false</text:span><text:span text:style-name="T11"> é retornado</text:span><text:span text:style-name="T12">.</text:span></text:p>
      <text:p text:style-name="P22"><text:tab/></text:p>
      <text:p text:style-name="P19"><text:tab/><text:tab/>ServiceOfferList* services::RegistryService::find(FacetList facets);</text:p>
      <text:p text:style-name="P25"/>
      <text:p text:style-name="P23"><text:tab/><text:span text:style-name="T4">Busca uma ou mais ofertas de serviço no barramento que implementam todas as</text:span><text:span text:style-name="T5"> <text:tab/></text:span><text:span text:style-name="T10">facetas discriminadas em</text:span><text:span text:style-name="T5"> facets</text:span><text:span text:style-name="T4">.</text:span></text:p>
      <text:p text:style-name="P45"/>
      <text:p text:style-name="P22"><text:tab/>ServiceOfferList* services::RegistryService::findByCriteria(</text:p>
      <text:p text:style-name="P22"><text:tab/><text:tab/>FacetList facets,</text:p>
      <text:p text:style-name="P22"><text:tab/><text:tab/>PropertyList properties);</text:p>
      <text:p text:style-name="P25"/>
      <text:p text:style-name="P23"><text:tab/><text:span text:style-name="T4">Busca uma ou mais ofertas de serviço no barramento que implementam todas as</text:span><text:span text:style-name="T5"> <text:tab/></text:span><text:span text:style-name="T10">as facetas discriminadas em </text:span><text:span text:style-name="T5">facets</text:span><text:span text:style-name="T10">, e,</text:span><text:span text:style-name="T5"> </text:span><text:span text:style-name="T10">que</text:span><text:span text:style-name="T4"> atendam aos critérios descritos no <text:tab/>parâmetro </text:span><text:span text:style-name="T5">criteria,</text:span><text:span text:style-name="T10"> que é uma lista de propriedades descrita através de </text:span><text:span text:style-name="T5">strings</text:span><text:span text:style-name="T10"> no <text:tab/>formato <text:s/>chave = {valor1, valor2, ..., valorN}.</text:span></text:p>
      <text:p text:style-name="P5"/>
      <text:p text:style-name="P5"><text:soft-page-break/></text:p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16">openbus::Openbus* bus = Openbus::getInstance();</text:span></text:p>
      <text:list text:style-name="L7">
        <text:list-header>
          <text:p text:style-name="P31"/>
          <text:list>
            <text:list-item>
              <text:list>
                <text:list-header>
                  <text:p text:style-name="P46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1"><text:s/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list text:style-name="L8">
        <text:list-header>
          <text:p text:style-name="P32">Existem dois modos de autenticação frente ao barramento:</text:p>
        </text:list-header>
      </text:list>
      <text:p text:style-name="P3"/>
      <text:list text:style-name="L8" text:continue-numbering="true">
        <text:list-item>
          <text:list text:continue-numbering="true">
            <text:list-item>
              <text:p text:style-name="P32">Par usuário e senha.</text:p>
            </text:list-item>
            <text:list-item>
              <text:p text:style-name="P32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/>
      <text:p text:style-name="P3"/>
      <text:p text:style-name="P3"><text:soft-page-break/></text:p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8">typedef sequence&lt;string&gt; PropertyValue;</text:p>
      <text:p text:style-name="P18">struct Property {</text:p>
      <text:p text:style-name="P18"><text:s text:c="4"/>string name;</text:p>
      <text:p text:style-name="P18"><text:s text:c="4"/>PropertyValue value;</text:p>
      <text:p text:style-name="P18">};</text:p>
      <text:p text:style-name="P17"/>
      <text:p text:style-name="P18">typedef sequence&lt;Property&gt; PropertyList;</text:p>
      <text:p text:style-name="P18"/>
      <text:p text:style-name="P18">struct <text:span text:style-name="T15">ServiceOffer</text:span> {</text:p>
      <text:p text:style-name="P18"><text:s text:c="4"/>PropertyList properties;</text:p>
      <text:p text:style-name="P18"><text:s text:c="4"/>scs::core::IComponent member;</text:p>
      <text:p text:style-name="P18">};</text:p>
      <text:p text:style-name="P17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><text:soft-page-break/></text:p>
      <text:p text:style-name="P3"><text:tab/>O serviço a ser registrado no barramento deve ser descrito através de uma oferta de serviço, que é representada pela estrutura <text:span text:style-name="T1">ServiceOffer. </text:span><text:span text:style-name="T20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0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40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6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6">bus-&gt;run();</text:span></text:p>
      <text:p text:style-name="P3"/>
      <text:p text:style-name="P10"><text:tab/></text:p>
      <text:p text:style-name="P10"/>
      <text:p text:style-name="P10"><text:soft-page-break/></text:p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0"/>
      <text:p text:style-name="P20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4">services::RegistryService::find(),</text:span> que retorna uma lista de ofertas de serviço que implementam a faceta que o usuário deseja.</text:p>
      <text:p text:style-name="P3"/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><text:soft-page-break/></text:p>
      <text:p text:style-name="P10"><text:tab/><text:span text:style-name="T15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oft-page-break/></text:p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5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><text:soft-page-break/></text:p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6-22T18:46:53</dc:date>
    <meta:editing-cycles>274</meta:editing-cycles>
    <meta:editing-duration>P1DT10H37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381" meta:word-count="2743" meta:character-count="21115"/>
  </office:meta>
</office:document-meta>
</file>